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F000002406E49695FC0F1866D.jpg" manifest:media-type="image/jpeg"/>
  <manifest:file-entry manifest:full-path="Pictures/10000201000004DD000003A5AB3B83B40425E4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ed1c24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100%" draw:opacity="100%" draw:opacity-name="" draw:textarea-horizontal-align="justify" draw:textarea-vertical-align="middle" draw:auto-grow-height="false" fo:min-height="0.31cm" fo:min-width="1.12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586cm"/>
    </style:style>
    <style:style style:name="gr7" style:family="graphic" style:parent-style-name="standard">
      <style:graphic-properties draw:stroke="none" draw:fill="none" fo:min-height="1.169cm"/>
    </style:style>
    <style:style style:name="P1" style:family="paragraph">
      <style:paragraph-properties fo:text-align="center"/>
    </style:style>
    <style:style style:name="P2" style:family="paragraph">
      <style:text-properties fo:font-size="17.6000003814697pt"/>
    </style:style>
    <style:style style:name="P3" style:family="paragraph">
      <loext:graphic-properties draw:fill="none" draw:fill-color="#ffffff"/>
      <style:text-properties fo:font-size="17.6000003814697pt"/>
    </style:style>
    <style:style style:name="P4" style:family="paragraph">
      <loext:graphic-properties draw:opacity="10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ffff"/>
    </style:style>
    <style:style style:name="P7" style:family="paragraph">
      <loext:graphic-properties draw:fill="none"/>
      <style:text-properties fo:color="#ffffff"/>
    </style:style>
    <style:style style:name="P8" style:family="paragraph">
      <style:text-properties fo:color="#ffffff" fo:font-size="18pt" fo:font-weight="bold"/>
    </style:style>
    <style:style style:name="P9" style:family="paragraph">
      <loext:graphic-properties draw:fill="none" draw:fill-color="#ffffff"/>
      <style:text-properties fo:color="#ffffff" fo:font-size="18pt" fo:font-weight="bold"/>
    </style:style>
    <style:style style:name="T1" style:family="text">
      <style:text-properties fo:font-size="17.6000003814697pt"/>
    </style:style>
    <style:style style:name="T2" style:family="text">
      <style:text-properties fo:color="#ffffff" fo:font-size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72cm" svg:height="3.594cm" draw:transform="skewX (0.788539756051038) rotate (0.000174532925199433) translate (5.307cm 13.105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2cm 12.026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2cm 10.034cm)">
          <draw:image xlink:href="Pictures/10000201000004DD000003A5AB3B83B40425E417.png" xlink:type="simple" xlink:show="embed" xlink:actuate="onLoad">
            <text:p/>
          </draw:image>
        </draw:frame>
        <draw:frame draw:style-name="gr1" draw:text-style-name="P1" draw:layer="layout" svg:width="6.672cm" svg:height="3.594cm" draw:transform="skewX (0.788539756051038) rotate (0.000174532925199433) translate (5.333cm 8.764cm)">
          <draw:image xlink:href="Pictures/10000201000004DD000003A5AB3B83B40425E417.png" xlink:type="simple" xlink:show="embed" xlink:actuate="onLoad">
            <text:p/>
          </draw:image>
        </draw:frame>
        <draw:frame draw:style-name="gr2" draw:text-style-name="P3" draw:layer="layout" svg:width="7.747cm" svg:height="1.419cm" svg:x="4.13cm" svg:y="6.709cm">
          <draw:text-box>
            <text:p text:style-name="P2"><text:span text:style-name="T1">Stack 2D images with different θ </text:span></text:p>
          </draw:text-box>
        </draw:frame>
        <draw:frame draw:style-name="gr3" draw:text-style-name="P1" draw:layer="layout" svg:width="13.795cm" svg:height="11.303cm" svg:x="12.941cm" svg:y="6.858cm">
          <draw:image xlink:href="Pictures/10000000000002BF000002406E49695FC0F1866D.jpg" xlink:type="simple" xlink:show="embed" xlink:actuate="onLoad">
            <text:p/>
          </draw:image>
        </draw:frame>
        <draw:custom-shape draw:style-name="gr4" draw:text-style-name="P4" draw:layer="layout" svg:width="1.855cm" svg:height="1.119cm" svg:x="12.689cm" svg:y="11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229cm" svg:height="0.848cm" svg:x="10.607cm" svg:y="15.027cm">
          <draw:text-box>
            <text:p>R(cm)</text:p>
          </draw:text-box>
        </draw:frame>
        <draw:frame draw:style-name="gr5" draw:text-style-name="P5" draw:layer="layout" svg:width="3.808cm" svg:height="0.848cm" svg:x="3.876cm" svg:y="17.059cm">
          <draw:text-box>
            <text:p>Phi(degree)</text:p>
          </draw:text-box>
        </draw:frame>
        <draw:frame draw:style-name="gr2" draw:text-style-name="P3" draw:layer="layout" svg:width="5.334cm" svg:height="1.419cm" svg:x="17.846cm" svg:y="6.836cm">
          <draw:text-box>
            <text:p text:style-name="P2">3D Object cubes</text:p>
          </draw:text-box>
        </draw:frame>
        <draw:frame draw:style-name="gr6" draw:text-style-name="P7" draw:layer="layout" svg:width="1.992cm" svg:height="0.836cm" svg:x="2.519cm" svg:y="11.66cm">
          <draw:text-box>
            <text:p text:style-name="P6"><text:span text:style-name="T2">θ=15</text:span></text:p>
          </draw:text-box>
        </draw:frame>
        <draw:frame draw:style-name="gr6" draw:text-style-name="P7" draw:layer="layout" svg:width="1.992cm" svg:height="0.836cm" svg:x="2.519cm" svg:y="12.954cm">
          <draw:text-box>
            <text:p text:style-name="P6"><text:span text:style-name="T1">θ=10</text:span></text:p>
          </draw:text-box>
        </draw:frame>
        <draw:frame draw:style-name="gr7" draw:text-style-name="P7" draw:layer="layout" svg:width="2.627cm" svg:height="1.419cm" svg:x="2.519cm" svg:y="16.002cm">
          <draw:text-box>
            <text:p text:style-name="P6"><text:span text:style-name="T2">θ=-20</text:span></text:p>
          </draw:text-box>
        </draw:frame>
        <draw:frame draw:style-name="gr5" draw:text-style-name="P9" draw:layer="layout" svg:width="0.68cm" svg:height="2.042cm" svg:x="2.987cm" svg:y="13.462cm">
          <draw:text-box>
            <text:p text:style-name="P8">.</text:p>
            <text:p text:style-name="P8">.</text:p>
            <text:p text:style-name="P8"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59cm" fo:margin-right="1.5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8:46:03.576678088</meta:creation-date>
    <dc:date>2018-11-10T19:07:57.303610741</dc:date>
    <meta:editing-duration>PT11M32S</meta:editing-duration>
    <meta:editing-cycles>2</meta:editing-cycles>
    <meta:generator>LibreOffice/6.0.3.2$Linux_X86_64 LibreOffice_project/00m0$Build-2</meta:generator>
    <meta:document-statistic meta:object-count="14"/>
  </office:meta>
</office:document-meta>
</file>